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3pt" fo:font-style="normal" fo:font-weight="normal" officeooo:rsid="001d5aae" officeooo:paragraph-rsid="001d5aae" style:font-size-asian="13pt" style:font-style-asian="normal" style:font-weight-asian="normal" style:font-size-complex="13pt"/>
    </style:style>
    <style:style style:name="P2" style:family="paragraph" style:parent-style-name="Standard">
      <style:text-properties fo:color="#000000" style:font-name="Arial" fo:font-size="13pt" fo:font-style="normal" fo:font-weight="normal" officeooo:rsid="001d5aae" officeooo:paragraph-rsid="00394cc9" style:font-size-asian="13pt" style:font-style-asian="normal" style:font-weight-asian="normal" style:font-size-complex="13pt"/>
    </style:style>
    <style:style style:name="P3" style:family="paragraph" style:parent-style-name="Standard">
      <style:text-properties fo:color="#000000" style:font-name="Arial" fo:font-size="12pt" fo:font-style="normal" fo:font-weight="bold" officeooo:rsid="003356f6" officeooo:paragraph-rsid="00396927" style:font-size-asian="12pt" style:font-style-asian="normal" style:font-weight-asian="bold" style:font-size-complex="12pt"/>
    </style:style>
    <style:style style:name="P4" style:family="paragraph" style:parent-style-name="Standard">
      <style:text-properties fo:color="#000000" style:font-name="Arial" fo:font-size="12pt" fo:font-style="normal" fo:font-weight="bold" officeooo:rsid="003356f6" officeooo:paragraph-rsid="003356f6" style:font-size-asian="12pt" style:font-style-asian="normal" style:font-weight-asian="bold" style:font-size-complex="12pt"/>
    </style:style>
    <style:style style:name="P5" style:family="paragraph" style:parent-style-name="Standard">
      <style:text-properties fo:color="#000000" style:font-name="Arial" fo:font-size="12pt" fo:font-style="normal" fo:font-weight="bold" officeooo:rsid="0022ba55" officeooo:paragraph-rsid="00396927" style:font-size-asian="12pt" style:font-style-asian="normal" style:font-weight-asian="bold" style:font-size-complex="12pt" style:font-weight-complex="bold"/>
    </style:style>
    <style:style style:name="P6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/>
    </style:style>
    <style:style style:name="P7" style:family="paragraph" style:parent-style-name="Standard">
      <style:text-properties fo:color="#000000" style:font-name="Arial" fo:font-size="12pt" fo:font-style="normal" fo:font-weight="normal" officeooo:rsid="001d5aae" officeooo:paragraph-rsid="001d5aae" style:font-size-asian="12pt" style:font-style-asian="normal" style:font-weight-asian="normal" style:font-size-complex="12pt"/>
    </style:style>
    <style:style style:name="P8" style:family="paragraph" style:parent-style-name="Standard">
      <style:text-properties fo:color="#000000" style:font-name="Arial" fo:font-size="12pt" fo:font-style="normal" fo:font-weight="normal" officeooo:rsid="003356f6" officeooo:paragraph-rsid="003356f6" style:font-size-asian="12pt" style:font-style-asian="normal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Arial" fo:font-size="12pt" fo:font-style="normal" fo:font-weight="normal" officeooo:rsid="003356f6" officeooo:paragraph-rsid="0034371a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Arial" fo:font-size="12pt" fo:font-style="normal" fo:font-weight="normal" officeooo:rsid="0034371a" officeooo:paragraph-rsid="0034371a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Arial" fo:font-size="12pt" fo:font-style="normal" fo:font-weight="normal" officeooo:rsid="003356f6" officeooo:paragraph-rsid="00396927" style:font-size-asian="12pt" style:font-style-asian="normal" style:font-weight-asian="normal" style:font-size-complex="12pt"/>
    </style:style>
    <style:style style:name="P12" style:family="paragraph" style:parent-style-name="Standard">
      <style:text-properties fo:color="#000000" style:font-name="Arial" fo:font-size="12pt" fo:font-style="normal" style:text-underline-style="none" fo:font-weight="normal" officeooo:rsid="003356f6" officeooo:paragraph-rsid="003356f6" style:font-size-asian="12pt" style:font-style-asian="normal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Arial" fo:font-size="12pt" fo:font-style="normal" style:text-underline-style="none" fo:font-weight="normal" officeooo:rsid="0034371a" officeooo:paragraph-rsid="0034371a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Arial" fo:font-size="12pt" fo:font-weight="bold" officeooo:rsid="001f09a0" officeooo:paragraph-rsid="001f09a0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officeooo:paragraph-rsid="00396927" style:font-size-asian="12pt" style:font-size-complex="12pt"/>
    </style:style>
    <style:style style:name="P16" style:family="paragraph" style:parent-style-name="Standard">
      <style:text-properties style:font-name="Arial" fo:font-size="12pt" officeooo:rsid="001d5aae" officeooo:paragraph-rsid="001d5aae" style:font-size-asian="12pt" style:font-size-complex="12pt"/>
    </style:style>
    <style:style style:name="P17" style:family="paragraph" style:parent-style-name="Standard">
      <style:text-properties style:font-name="Arial" fo:font-size="12pt" fo:font-weight="bold" officeooo:rsid="001d5aae" officeooo:paragraph-rsid="001d5aae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font-weight="bold" officeooo:rsid="0030b3de" officeooo:paragraph-rsid="0030b3de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000000" style:font-name="Arial" fo:font-size="12pt" fo:font-weight="bold" officeooo:rsid="0020f295" officeooo:paragraph-rsid="00396927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Arial" fo:font-size="12pt" fo:font-weight="bold" officeooo:rsid="0022ba55" officeooo:paragraph-rsid="00396927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color="#000000" style:font-name="Arial" fo:font-size="12pt" fo:font-weight="normal" officeooo:rsid="0020f295" officeooo:paragraph-rsid="00396927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Arial" fo:font-size="13pt" fo:font-style="normal" fo:font-weight="normal" officeooo:rsid="001d5aae" officeooo:paragraph-rsid="001d5aae" style:font-size-asian="13pt" style:font-style-asian="normal" style:font-weight-asian="normal" style:font-size-complex="13pt"/>
    </style:style>
    <style:style style:name="P23" style:family="paragraph" style:parent-style-name="Standard">
      <style:text-properties fo:color="#000000" style:font-name="Arial" fo:font-size="13pt" fo:font-style="normal" fo:font-weight="normal" officeooo:rsid="001d5aae" officeooo:paragraph-rsid="0043dfc6" style:font-size-asian="13pt" style:font-style-asian="normal" style:font-weight-asian="normal" style:font-size-complex="13pt"/>
    </style:style>
    <style:style style:name="P24" style:family="paragraph" style:parent-style-name="Standard">
      <style:text-properties fo:color="#000000" style:font-name="Arial" fo:font-size="12pt" fo:font-style="normal" fo:font-weight="bold" officeooo:rsid="003356f6" officeooo:paragraph-rsid="003356f6" style:font-size-asian="12pt" style:font-style-asian="normal" style:font-weight-asian="bold" style:font-size-complex="12pt"/>
    </style:style>
    <style:style style:name="T1" style:family="text">
      <style:text-properties fo:color="#000000" fo:font-style="normal" fo:font-weight="bold" officeooo:rsid="0022ba55" style:font-style-asian="normal" style:font-weight-asian="bold" style:font-weight-complex="bold"/>
    </style:style>
    <style:style style:name="T2" style:family="text">
      <style:text-properties fo:color="#000000" fo:font-style="normal" fo:font-weight="normal" style:font-style-asian="normal" style:font-weight-asian="normal"/>
    </style:style>
    <style:style style:name="T3" style:family="text">
      <style:text-properties fo:color="#000000" fo:font-style="normal" fo:font-weight="normal" officeooo:rsid="003356f6" style:font-style-asian="normal" style:font-weight-asian="normal"/>
    </style:style>
    <style:style style:name="T4" style:family="text">
      <style:text-properties style:font-name="Arial" fo:font-size="12pt" officeooo:rsid="001fd873" style:font-size-asian="12pt" style:font-size-complex="12pt" style:font-weight-complex="bold"/>
    </style:style>
    <style:style style:name="T5" style:family="text">
      <style:text-properties style:font-name="Arial" fo:font-size="12pt" officeooo:rsid="00394cc9" style:font-size-asian="12pt" style:font-size-complex="12pt" style:font-weight-complex="bold"/>
    </style:style>
    <style:style style:name="T6" style:family="text">
      <style:text-properties style:font-name="Arial" fo:font-size="12pt" officeooo:rsid="0043dfc6" style:font-size-asian="12pt" style:font-size-complex="12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34371a"/>
    </style:style>
    <style:style style:name="T9" style:family="text">
      <style:text-properties style:text-underline-style="solid" style:text-underline-width="auto" style:text-underline-color="font-color" officeooo:rsid="003546ea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546ea"/>
    </style:style>
    <style:style style:name="T12" style:family="text">
      <style:text-properties style:text-underline-style="none" officeooo:rsid="00360e79"/>
    </style:style>
    <style:style style:name="T13" style:family="text">
      <style:text-properties officeooo:rsid="003546ea"/>
    </style:style>
    <style:style style:name="T14" style:family="text">
      <style:text-properties officeooo:rsid="0002e2ab"/>
    </style:style>
    <style:style style:name="T15" style:family="text">
      <style:text-properties officeooo:rsid="00396927"/>
    </style:style>
    <style:style style:name="T16" style:family="text">
      <style:text-properties officeooo:rsid="001d5aae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3be08f"/>
    </style:style>
    <style:style style:name="T19" style:family="text">
      <style:text-properties fo:color="#ff0000"/>
    </style:style>
    <style:style style:name="T20" style:family="text">
      <style:text-properties fo:color="#ff0000" officeooo:rsid="003a17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laretiano Centro Universitário </text:p>
      <text:p text:style-name="P21">Análise de Dados</text:p>
      <text:p text:style-name="P19"/>
      <text:p text:style-name="P19"/>
      <text:p text:style-name="P19">Hannah dos Santos Horta</text:p>
      <text:p text:style-name="P21">RA 8098412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Portfólio <text:span text:style-name="T15">3</text:span>° Ciclo <text:span text:style-name="T15">Projeto Integração</text:span> – <text:span text:style-name="T14">Banco de Dados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Belo Horizonte</text:p>
      <text:p text:style-name="P20"><text:span text:style-name="T15">Outubro</text:span>/2019</text:p>
      <text:p text:style-name="P15"><text:soft-page-break/><text:span text:style-name="T1"><text:s/></text:span><text:span text:style-name="T3">1. Com base no diagrama da Figura 2, elabore o Mapeamento para o Modelo Relacional, gerando assim o </text:span><text:span text:style-name="T2">Esquema de Relações do Banco de Dados para o diagrama da Figura 2, conforme definido por Rangel et al</text:span></text:p>
      <text:p text:style-name="P11">(2014, pp. 98-105):</text:p>
      <text:p text:style-name="P5"/>
      <text:p text:style-name="P3">1. Modelo Relacional - <text:span text:style-name="T20">Resposta</text:span></text:p>
      <text:p text:style-name="P4"/>
      <text:p text:style-name="P4"/>
      <text:p text:style-name="P8">Cliente (<text:span text:style-name="T9">C</text:span><text:span text:style-name="T7">od</text:span><text:span text:style-name="T9">C</text:span><text:span text:style-name="T7">liente</text:span>, <text:span text:style-name="T13">N</text:span>om<text:span text:style-name="T13">C</text:span>liente, <text:span text:style-name="T13">R</text:span>ua<text:span text:style-name="T13">C</text:span>liente, <text:span text:style-name="T13">N</text:span>um<text:span text:style-name="T13">C</text:span>liente)</text:p>
      <text:p text:style-name="P8"/>
      <text:p text:style-name="P9">ClienteTelefone (<text:span text:style-name="T9">C</text:span><text:span text:style-name="T7">od</text:span><text:span text:style-name="T9">C</text:span><text:span text:style-name="T7">liente_ce</text:span><text:span text:style-name="T10">, </text:span><text:span text:style-name="T9">T</text:span><text:span text:style-name="T7">el</text:span><text:span text:style-name="T9">C</text:span><text:span text:style-name="T7">liente</text:span><text:span text:style-name="T10">)</text:span></text:p>
      <text:p text:style-name="P12"/>
      <text:p text:style-name="P9"><text:span text:style-name="T10">ClienteEmail (</text:span><text:span text:style-name="T9">C</text:span><text:span text:style-name="T7">od</text:span><text:span text:style-name="T9">C</text:span><text:span text:style-name="T7">liente_ce</text:span><text:span text:style-name="T10">, </text:span><text:span text:style-name="T9">E</text:span><text:span text:style-name="T7">mail</text:span><text:span text:style-name="T9">C</text:span><text:span text:style-name="T7">liente</text:span><text:span text:style-name="T10">)</text:span></text:p>
      <text:p text:style-name="P12"/>
      <text:p text:style-name="P8"><text:span text:style-name="T10">Venda (</text:span><text:span text:style-name="T9">N</text:span><text:span text:style-name="T7">um</text:span><text:span text:style-name="T9">P</text:span><text:span text:style-name="T7">edido</text:span><text:span text:style-name="T9">Cliente</text:span><text:span text:style-name="T10">, </text:span><text:span text:style-name="T11">V</text:span><text:span text:style-name="T10">lr</text:span><text:span text:style-name="T11">P</text:span><text:span text:style-name="T10">edido, </text:span><text:span text:style-name="T11">D</text:span><text:span text:style-name="T10">at</text:span><text:span text:style-name="T11">P</text:span><text:span text:style-name="T10">edido, </text:span><text:span text:style-name="T11">C</text:span><text:span text:style-name="T10">od</text:span><text:span text:style-name="T11">C</text:span><text:span text:style-name="T10">liente_ce)</text:span></text:p>
      <text:p text:style-name="P12"/>
      <text:p text:style-name="P10"><text:span text:style-name="T10">VendaItens (</text:span><text:span text:style-name="T9">C</text:span><text:span text:style-name="T7">od</text:span><text:span text:style-name="T9">R</text:span><text:span text:style-name="T7">egistro</text:span><text:span text:style-name="T10">, </text:span><text:span text:style-name="T11">P</text:span><text:span text:style-name="T10">co</text:span><text:span text:style-name="T11">P</text:span><text:span text:style-name="T10">roduto, </text:span><text:span text:style-name="T11">Q</text:span><text:span text:style-name="T10">nt</text:span><text:span text:style-name="T11">P</text:span><text:span text:style-name="T10">roduto, </text:span><text:span text:style-name="T11">T</text:span><text:span text:style-name="T10">otal</text:span><text:span text:style-name="T11">I</text:span><text:span text:style-name="T10">tem, </text:span><text:span text:style-name="T11">C</text:span><text:span text:style-name="T10">od</text:span><text:span text:style-name="T11">P</text:span><text:span text:style-name="T10">roduto_ce, </text:span><text:span text:style-name="T11">N</text:span><text:span text:style-name="T10">um</text:span><text:span text:style-name="T11">P</text:span><text:span text:style-name="T10">edido_ce)</text:span></text:p>
      <text:p text:style-name="P13"/>
      <text:p text:style-name="P10"><text:span text:style-name="T10">Produto (</text:span><text:span text:style-name="T9">C</text:span><text:span text:style-name="T7">od</text:span><text:span text:style-name="T9">P</text:span><text:span text:style-name="T7">roduto</text:span><text:span text:style-name="T10">, </text:span><text:span text:style-name="T11">N</text:span><text:span text:style-name="T10">om</text:span><text:span text:style-name="T11">P</text:span><text:span text:style-name="T10">roduto, </text:span><text:span text:style-name="T11">E</text:span><text:span text:style-name="T10">st</text:span><text:span text:style-name="T11">P</text:span><text:span text:style-name="T10">roduto, </text:span><text:span text:style-name="T11">P</text:span><text:span text:style-name="T10">co</text:span><text:span text:style-name="T11">P</text:span><text:span text:style-name="T10">roduto, </text:span><text:span text:style-name="T11">F</text:span><text:span text:style-name="T10">abricante)</text:span></text:p>
      <text:p text:style-name="P13"/>
      <text:p text:style-name="P10"><text:span text:style-name="T10">Fornecedor (</text:span><text:span text:style-name="T9">C</text:span><text:span text:style-name="T7">od</text:span><text:span text:style-name="T9">F</text:span><text:span text:style-name="T7">ornecedor</text:span><text:span text:style-name="T10">, </text:span><text:span text:style-name="T12">N</text:span><text:span text:style-name="T10">om</text:span><text:span text:style-name="T12">F</text:span><text:span text:style-name="T10">ornecedor, </text:span><text:span text:style-name="T12">R</text:span><text:span text:style-name="T10">ua</text:span><text:span text:style-name="T12">F</text:span><text:span text:style-name="T10">ornecedor, </text:span><text:span text:style-name="T12">N</text:span><text:span text:style-name="T10">um</text:span><text:span text:style-name="T12">F</text:span><text:span text:style-name="T10">ornecedor)</text:span></text:p>
      <text:p text:style-name="P13"/>
      <text:p text:style-name="P10"><text:span text:style-name="T10">FornecedorTelefone (</text:span><text:span text:style-name="T9">C</text:span><text:span text:style-name="T7">od</text:span><text:span text:style-name="T9">F</text:span><text:span text:style-name="T7">ornecedor_ce</text:span><text:span text:style-name="T10">, </text:span><text:span text:style-name="T9">T</text:span><text:span text:style-name="T7">el</text:span><text:span text:style-name="T9">F</text:span><text:span text:style-name="T7">ornecedor</text:span><text:span text:style-name="T10">)</text:span></text:p>
      <text:p text:style-name="P13"/>
      <text:p text:style-name="P10"><text:span text:style-name="T10">FornecedorEmail (</text:span><text:span text:style-name="T9">C</text:span><text:span text:style-name="T7">od</text:span><text:span text:style-name="T9">F</text:span><text:span text:style-name="T7">ornecedor_ce</text:span><text:span text:style-name="T10">, </text:span><text:span text:style-name="T9">E</text:span><text:span text:style-name="T7">mail</text:span><text:span text:style-name="T9">F</text:span><text:span text:style-name="T7">ornecedor</text:span><text:span text:style-name="T10">)</text:span></text:p>
      <text:p text:style-name="P13"/>
      <text:p text:style-name="P10"><text:span text:style-name="T10">ProdutoFornecedor (</text:span><text:span text:style-name="T9">N</text:span><text:span text:style-name="T7">um</text:span><text:span text:style-name="T9">P</text:span><text:span text:style-name="T7">edido</text:span><text:span text:style-name="T9">Fornecedor</text:span><text:span text:style-name="T10">, </text:span><text:span text:style-name="T11">D</text:span><text:span text:style-name="T10">ta</text:span><text:span text:style-name="T11">P</text:span><text:span text:style-name="T10">edido, </text:span><text:span text:style-name="T11">V</text:span><text:span text:style-name="T10">lr</text:span><text:span text:style-name="T11">P</text:span><text:span text:style-name="T10">edido, </text:span><text:span text:style-name="T11">CodFornecedor_ce, CodProduto_ce)</text:span></text:p>
      <text:p text:style-name="P13"/>
      <text:p text:style-name="P4"/>
      <text:p text:style-name="P4"/>
      <text:p text:style-name="P4">2. <text:span text:style-name="T16">Esquema de Relações do Banco de Dados</text:span></text:p>
      <text:p text:style-name="P4"/>
      <text:p text:style-name="P6">Medico (<text:span text:style-name="T7">CRM</text:span>, NomeMedico, NomeDepto, ChefeDepto, Especialidade1, Especialidade 2)</text:p>
      <text:p text:style-name="P6"/>
      <text:p text:style-name="P6">Paciente (<text:span text:style-name="T7">Registro</text:span>, NomePac, DataNascimento, SexoPac, Rua, Numero)</text:p>
      <text:p text:style-name="P6"/>
      <text:p text:style-name="P6">TelefonePaciente (<text:span text:style-name="T7">Registro</text:span>-CE, <text:span text:style-name="T7">Telefone</text:span>)</text:p>
      <text:p text:style-name="P6"/>
      <text:p text:style-name="P6">Andar (<text:span text:style-name="T7">NumAndar</text:span>, DescAndar)</text:p>
      <text:p text:style-name="P6"/>
      <text:p text:style-name="P6">Especialidade (<text:span text:style-name="T7">CodEspec</text:span>, NomeEspec)</text:p>
      <text:p text:style-name="P6"/>
      <text:p text:style-name="P6">Enfermaria (<text:span text:style-name="T7">NumAndar</text:span>-CE, <text:span text:style-name="T7">CodEnfermaria</text:span>, NomeEnfermaria, SituacaoEnfermaria)</text:p>
      <text:p text:style-name="P6"/>
      <text:p text:style-name="P6">Tipo (<text:span text:style-name="T7">CodTipo</text:span>, NomeTipo)</text:p>
      <text:p text:style-name="P6"/>
      <text:p text:style-name="P6">Leito (<text:span text:style-name="T7">NumLeito</text:span>, SituacaoLeito, CodTipo-CE, CodEspec-CE, NumAndar-CE, CodEnfermaria-CE, TipoEspecialidade)</text:p>
      <text:p text:style-name="P6"/>
      <text:p text:style-name="P7"><text:soft-page-break/>Internado (<text:span text:style-name="T7">Registro</text:span>-CE, <text:span text:style-name="T7">NumLeito</text:span>-CE, <text:span text:style-name="T7">CRM</text:span>-CE, Naturalidade, DataInternacao, DataAlta, QtdeDiasInternado)</text:p>
      <text:p text:style-name="P7"/>
      <text:p text:style-name="P7">Com base no Esquema de Relações do Banco de Dados anterior, você deverá fazer, baseado nele, o <text:span text:style-name="T17">script</text:span></text:p>
      <text:p text:style-name="P6">de criação das tabelas em Linguagem SQL, utilizando as sintaxes do SGBDs PostgreeSQL, MySQL ou</text:p>
      <text:p text:style-name="P6">MariaDB. Crie você mesmo o código. Códigos gerados automaticamente por qualquer tipo de ferramenta</text:p>
      <text:p text:style-name="P6">serão desconsiderados. Como sugestão, utilize o phpPgAdmin (Postgree) ou phpMyAdmin</text:p>
      <text:p text:style-name="P7">(MySQL/MariaDB) como ferramenta de administração do SGBD.</text:p>
      <text:p text:style-name="P16"/>
      <text:p text:style-name="P14"><text:span text:style-name="T18">2. </text:span><text:span text:style-name="T19">Respostas</text:span></text:p>
      <text:p text:style-name="P16"/>
      <text:p text:style-name="P17">Create database ProjetoIntegrador;</text:p>
      <text:p text:style-name="P17"/>
      <text:p text:style-name="P18">Use ProjetoIntegrador;</text:p>
      <text:p text:style-name="P16"/>
      <text:p text:style-name="P1"><text:span text:style-name="Source_20_Text"><text:span text:style-name="T4">create table Medico (</text:span></text:span></text:p>
      <text:p text:style-name="P1"><text:span text:style-name="Source_20_Text"><text:span text:style-name="T4">CRM integer unique not null,</text:span></text:span></text:p>
      <text:p text:style-name="P1"><text:span text:style-name="Source_20_Text"><text:span text:style-name="T4">NomeMedico varchar(255) not null,</text:span></text:span></text:p>
      <text:p text:style-name="P1"><text:span text:style-name="Source_20_Text"><text:span text:style-name="T4">NomeDepto varchar(255) not null,</text:span></text:span></text:p>
      <text:p text:style-name="P1"><text:span text:style-name="Source_20_Text"><text:span text:style-name="T4">ChefeDepto varchar(255),</text:span></text:span></text:p>
      <text:p text:style-name="P1"><text:span text:style-name="Source_20_Text"><text:span text:style-name="T4">Especialidade1 varchar(255),</text:span></text:span></text:p>
      <text:p text:style-name="P1"><text:span text:style-name="Source_20_Text"><text:span text:style-name="T4">Especialidade2 varchar(255),</text:span></text:span></text:p>
      <text:p text:style-name="P1"><text:span text:style-name="Source_20_Text"><text:span text:style-name="T4">primary key(crm)</text:span></text:span></text:p>
      <text:p text:style-name="P1"><text:span text:style-name="Source_20_Text"><text:span text:style-name="T4">); </text:span></text:span></text:p>
      <text:p text:style-name="P1"><text:span text:style-name="Source_20_Text"><text:span text:style-name="T4"/></text:span></text:p>
      <text:p text:style-name="P1"><text:span text:style-name="Source_20_Text"><text:span text:style-name="T4">create table Paciente (</text:span></text:span></text:p>
      <text:p text:style-name="P1"><text:span text:style-name="Source_20_Text"><text:span text:style-name="T4">Registro integer auto_increment unique,</text:span></text:span></text:p>
      <text:p text:style-name="P1"><text:span text:style-name="Source_20_Text"><text:span text:style-name="T4">NomePac varchar(255) not null,</text:span></text:span></text:p>
      <text:p text:style-name="P1"><text:span text:style-name="Source_20_Text"><text:span text:style-name="T4">DataNascimento date,</text:span></text:span></text:p>
      <text:p text:style-name="P1"><text:span text:style-name="Source_20_Text"><text:span text:style-name="T4">SexoPac char,</text:span></text:span></text:p>
      <text:p text:style-name="P1"><text:span text:style-name="Source_20_Text"><text:span text:style-name="T4">Rua varchar(255),</text:span></text:span></text:p>
      <text:p text:style-name="P1"><text:span text:style-name="Source_20_Text"><text:span text:style-name="T4">Numero integer,</text:span></text:span></text:p>
      <text:p text:style-name="P1"><text:span text:style-name="Source_20_Text"><text:span text:style-name="T4">primary key (Registro)</text:span></text:span></text:p>
      <text:p text:style-name="P1"><text:span text:style-name="Source_20_Text"><text:span text:style-name="T4">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create table TelefonePaciente (</text:span></text:span></text:p>
      <text:p text:style-name="P1"><text:span text:style-name="Source_20_Text"><text:span text:style-name="T4">CodRegistroTel integer auto_increment unique,</text:span></text:span></text:p>
      <text:p text:style-name="P1"><text:span text:style-name="Source_20_Text"><text:span text:style-name="T4">Registro_CE integer not null,</text:span></text:span></text:p>
      <text:p text:style-name="P1"><text:span text:style-name="Source_20_Text"><text:span text:style-name="T4">Telefone integer unique not null,</text:span></text:span></text:p>
      <text:p text:style-name="P1"><text:span text:style-name="Source_20_Text"><text:span text:style-name="T4">primary key(CodRegistroTel)</text:span></text:span></text:p>
      <text:p text:style-name="P1"><text:span text:style-name="Source_20_Text"><text:span text:style-name="T4">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ALTER TABLE <text:s/>TelefonePaciente</text:span></text:span></text:p>
      <text:p text:style-name="P1"><text:span text:style-name="Source_20_Text"><text:span text:style-name="T4">ADD FOREIGN KEY (Registro_CE) REFERENCES paciente(Registro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create table Andar (</text:span></text:span></text:p>
      <text:p text:style-name="P1"><text:span text:style-name="Source_20_Text"><text:span text:style-name="T4">NumAndar integer unique not null, </text:span></text:span></text:p>
      <text:p text:style-name="P1"><text:span text:style-name="Source_20_Text"><text:span text:style-name="T4">DescAndar varchar(255) not null,</text:span></text:span></text:p>
      <text:p text:style-name="P1"><text:soft-page-break/><text:span text:style-name="Source_20_Text"><text:span text:style-name="T4">primary key(NumAndar)</text:span></text:span></text:p>
      <text:p text:style-name="P1"><text:span text:style-name="Source_20_Text"><text:span text:style-name="T4">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create table Especialidade (</text:span></text:span></text:p>
      <text:p text:style-name="P1"><text:span text:style-name="Source_20_Text"><text:span text:style-name="T4">CodEspec integer auto_increment unique, </text:span></text:span></text:p>
      <text:p text:style-name="P1"><text:span text:style-name="Source_20_Text"><text:span text:style-name="T4">NomeEspec varchar(255) not null,</text:span></text:span></text:p>
      <text:p text:style-name="P1"><text:span text:style-name="Source_20_Text"><text:span text:style-name="T4">primary key (CodEspec)</text:span></text:span></text:p>
      <text:p text:style-name="P1"><text:span text:style-name="Source_20_Text"><text:span text:style-name="T4">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create table Enfermaria (</text:span></text:span></text:p>
      <text:p text:style-name="P1"><text:span text:style-name="Source_20_Text"><text:span text:style-name="T4">CodEnfermaria integer primary key auto_increment,</text:span></text:span></text:p>
      <text:p text:style-name="P1"><text:span text:style-name="Source_20_Text"><text:span text:style-name="T4">NumAndar_CE integer not null unique, </text:span></text:span></text:p>
      <text:p text:style-name="P1"><text:span text:style-name="Source_20_Text"><text:span text:style-name="T4">NomeEnfermaria varchar(255) not null unique, </text:span></text:span></text:p>
      <text:p text:style-name="P1"><text:span text:style-name="Source_20_Text"><text:span text:style-name="T4">SituacaoEnfermaria varchar(255)</text:span></text:span></text:p>
      <text:p text:style-name="P1"><text:span text:style-name="Source_20_Text"><text:span text:style-name="T4">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ALTER TABLE Enfermaria</text:span></text:span></text:p>
      <text:p text:style-name="P1"><text:span text:style-name="Source_20_Text"><text:span text:style-name="T4">ADD FOREIGN KEY (NumAndar_CE) REFERENCES Andar(NumAndar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Create Table Tipo (</text:span></text:span></text:p>
      <text:p text:style-name="P1"><text:span text:style-name="Source_20_Text"><text:span text:style-name="T4">CodTipo integer primary key auto_increment,</text:span></text:span></text:p>
      <text:p text:style-name="P1"><text:span text:style-name="Source_20_Text"><text:span text:style-name="T4">NomeTipo varchar(255) not null</text:span></text:span></text:p>
      <text:p text:style-name="P1"><text:span text:style-name="Source_20_Text"><text:span text:style-name="T4">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Create Table Leito (</text:span></text:span></text:p>
      <text:p text:style-name="P1"><text:span text:style-name="Source_20_Text"><text:span text:style-name="T4">NumLeito integer primary key auto_increment, </text:span></text:span></text:p>
      <text:p text:style-name="P1"><text:span text:style-name="Source_20_Text"><text:span text:style-name="T4">SituacaoLeito varchar(255), </text:span></text:span></text:p>
      <text:p text:style-name="P1"><text:span text:style-name="Source_20_Text"><text:span text:style-name="T4">CodTipo_CE integer not null, </text:span></text:span></text:p>
      <text:p text:style-name="P1"><text:span text:style-name="Source_20_Text"><text:span text:style-name="T4">CodEspec_CE integer not null, </text:span></text:span></text:p>
      <text:p text:style-name="P1"><text:span text:style-name="Source_20_Text"><text:span text:style-name="T4">NumAndar_CE integer not null, </text:span></text:span></text:p>
      <text:p text:style-name="P1"><text:span text:style-name="Source_20_Text"><text:span text:style-name="T4">CodEnfermaria_CE integer not null, </text:span></text:span></text:p>
      <text:p text:style-name="P1"><text:span text:style-name="Source_20_Text"><text:span text:style-name="T4">TipoEspecialidade varchar(255)</text:span></text:span></text:p>
      <text:p text:style-name="P1"><text:span text:style-name="Source_20_Text"><text:span text:style-name="T4">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ALTER TABLE Leito</text:span></text:span></text:p>
      <text:p text:style-name="P1"><text:span text:style-name="Source_20_Text"><text:span text:style-name="T4">ADD FOREIGN KEY (CodTipo_CE) REFERENCES Tipo(CodTipo);</text:span></text:span></text:p>
      <text:p text:style-name="P1"><text:span text:style-name="Source_20_Text"><text:span text:style-name="T4">ALTER TABLE Leito</text:span></text:span></text:p>
      <text:p text:style-name="P1"><text:span text:style-name="Source_20_Text"><text:span text:style-name="T4">ADD FOREIGN KEY (CodEspec_CE) REFERENCES Especialidade(CodEspec);</text:span></text:span></text:p>
      <text:p text:style-name="P1"><text:span text:style-name="Source_20_Text"><text:span text:style-name="T4">ALTER TABLE Leito</text:span></text:span></text:p>
      <text:p text:style-name="P1"><text:span text:style-name="Source_20_Text"><text:span text:style-name="T4">ADD FOREIGN KEY (NumAndar_CE) REFERENCES Andar(NumAndar);</text:span></text:span></text:p>
      <text:p text:style-name="P1"><text:span text:style-name="Source_20_Text"><text:span text:style-name="T4">ALTER TABLE Leito</text:span></text:span></text:p>
      <text:p text:style-name="P1"><text:span text:style-name="Source_20_Text"><text:span text:style-name="T4">ADD FOREIGN KEY (CodEnfermaria_CE) REFERENCES Enfermaria(CodEnfermaria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Create Table Internado (</text:span></text:span></text:p>
      <text:p text:style-name="P1"><text:span text:style-name="Source_20_Text"><text:span text:style-name="T4">Registro_CE integer not null, </text:span></text:span></text:p>
      <text:p text:style-name="P1"><text:span text:style-name="Source_20_Text"><text:span text:style-name="T4">NumLeito_CE integer not null, </text:span></text:span></text:p>
      <text:p text:style-name="P1"><text:span text:style-name="Source_20_Text"><text:span text:style-name="T4">CRM_CE integer not null, </text:span></text:span></text:p>
      <text:p text:style-name="P1"><text:span text:style-name="Source_20_Text"><text:span text:style-name="T4">Naturalidade varchar(255), </text:span></text:span></text:p>
      <text:p text:style-name="P1"><text:span text:style-name="Source_20_Text"><text:span text:style-name="T4">DataInternacao date not null, </text:span></text:span></text:p>
      <text:p text:style-name="P1"><text:span text:style-name="Source_20_Text"><text:span text:style-name="T4">DataAlta date, </text:span></text:span></text:p>
      <text:p text:style-name="P1"><text:span text:style-name="Source_20_Text"><text:span text:style-name="T4">QtdeDiasInternado integer,</text:span></text:span></text:p>
      <text:p text:style-name="P1"><text:span text:style-name="Source_20_Text"><text:span text:style-name="T4">Primary Key(Registro_CE, NumLeito_CE, CRM_CE)</text:span></text:span></text:p>
      <text:p text:style-name="P1"><text:soft-page-break/><text:span text:style-name="Source_20_Text"><text:span text:style-name="T4">);</text:span></text:span></text:p>
      <text:p text:style-name="P1"><text:span text:style-name="Source_20_Text"><text:span text:style-name="T4"/></text:span></text:p>
      <text:p text:style-name="P1"><text:span text:style-name="Source_20_Text"><text:span text:style-name="T4">ALTER TABLE <text:s/>Internado</text:span></text:span></text:p>
      <text:p text:style-name="P1"><text:span text:style-name="Source_20_Text"><text:span text:style-name="T4">ADD FOREIGN KEY (Registro_CE) REFERENCES Paciente(Registro);</text:span></text:span></text:p>
      <text:p text:style-name="P1"><text:span text:style-name="Source_20_Text"><text:span text:style-name="T4">ALTER TABLE <text:s/>Internado</text:span></text:span></text:p>
      <text:p text:style-name="P1"><text:span text:style-name="Source_20_Text"><text:span text:style-name="T4">ADD FOREIGN KEY (NumLeito_CE) REFERENCES Leito(NumLeito);</text:span></text:span></text:p>
      <text:p text:style-name="P1"><text:span text:style-name="Source_20_Text"><text:span text:style-name="T4">ALTER TABLE <text:s/>Internado</text:span></text:span></text:p>
      <text:p text:style-name="P1"><text:span text:style-name="Source_20_Text"><text:span text:style-name="T4">ADD FOREIGN KEY (CRM_CE) REFERENCES Medico(CRM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46:09.918000000</meta:creation-date>
    <dc:date>2019-10-09T13:40:33.946000000</dc:date>
    <meta:editing-duration>PT2H45M38S</meta:editing-duration>
    <meta:editing-cycles>33</meta:editing-cycles>
    <meta:generator>LibreOffice/6.2.7.1$Windows_X86_64 LibreOffice_project/23edc44b61b830b7d749943e020e96f5a7df63bf</meta:generator>
    <meta:document-statistic meta:table-count="0" meta:image-count="0" meta:object-count="0" meta:page-count="5" meta:paragraph-count="119" meta:word-count="521" meta:character-count="4431" meta:non-whitespace-character-count="4005"/>
  </office:meta>
</office:document-meta>
</file>